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8c6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8c6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8c6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8c6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8c6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8c6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8c6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8c6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8c6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8c6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8c6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8c6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8c6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8c6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8c6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8c6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8c6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exandra de los Angeles Bermúdez Villarro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5258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olys Margarita Villarroel de Bermú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65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1.3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0" meta:character-count="1191" meta:non-whitespace-character-count="1021"/>
    <meta:template xlink:type="simple" xlink:actuate="onRequest" xlink:title="Normal" xlink:href=""/>
  </office:meta>
</office:document-meta>
</file>